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80a5d" officeooo:paragraph-rsid="00580a5d"/>
    </style:style>
    <style:style style:name="P8" style:family="paragraph" style:parent-style-name="Text_20_body">
      <style:paragraph-properties fo:margin-left="0.4925in" fo:margin-right="0in" fo:text-indent="0in" style:auto-text-indent="false"/>
      <style:text-properties officeooo:rsid="005919a3" officeooo:paragraph-rsid="005919a3"/>
    </style:style>
    <style:style style:name="P9" style:family="paragraph" style:parent-style-name="Text_20_body">
      <style:paragraph-properties fo:margin-left="0.4925in" fo:margin-right="0in" fo:text-indent="0in" style:auto-text-indent="false"/>
      <style:text-properties officeooo:rsid="005972cc" officeooo:paragraph-rsid="005972cc"/>
    </style:style>
    <style:style style:name="P10" style:family="paragraph" style:parent-style-name="Text_20_body">
      <style:paragraph-properties fo:margin-left="0.4925in" fo:margin-right="0in" fo:text-indent="0in" style:auto-text-indent="false"/>
      <style:text-properties officeooo:rsid="005972cc" officeooo:paragraph-rsid="005ed89b"/>
    </style:style>
    <style:style style:name="P11" style:family="paragraph" style:parent-style-name="Text_20_body">
      <style:paragraph-properties fo:margin-left="0.4925in" fo:margin-right="0in" fo:text-indent="0in" style:auto-text-indent="false"/>
      <style:text-properties officeooo:rsid="00597b1a" officeooo:paragraph-rsid="00597b1a"/>
    </style:style>
    <style:style style:name="P12"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Heading">
      <style:paragraph-properties fo:margin-left="0.4925in" fo:margin-right="0in" fo:text-indent="0in" style:auto-text-indent="false"/>
    </style:style>
    <style:style style:name="P24" style:family="paragraph" style:parent-style-name="Heading">
      <style:paragraph-properties fo:margin-left="0.4925in" fo:margin-right="0in" fo:text-indent="0in" style:auto-text-indent="false"/>
      <style:text-properties officeooo:paragraph-rsid="006153e9"/>
    </style:style>
    <style:style style:name="P25" style:family="paragraph" style:parent-style-name="Heading">
      <style:paragraph-properties fo:margin-left="0.4925in" fo:margin-right="0in" fo:text-indent="0in" style:auto-text-indent="false"/>
      <style:text-properties fo:font-weight="normal" officeooo:rsid="005ff189" style:font-weight-asian="normal" style:font-weight-complex="normal"/>
    </style:style>
    <style:style style:name="P26" style:family="paragraph" style:parent-style-name="Heading">
      <style:paragraph-properties fo:margin-left="0.4925in" fo:margin-right="0in" fo:text-indent="0in" style:auto-text-indent="false"/>
      <style:text-properties fo:font-style="italic" style:font-style-asian="italic" style:font-style-complex="italic"/>
    </style:style>
    <style:style style:name="P27" style:family="paragraph" style:parent-style-name="Text_20_body">
      <style:text-properties fo:font-style="italic" officeooo:rsid="0065d553" officeooo:paragraph-rsid="0065d553" style:font-style-asian="italic" style:font-style-complex="italic"/>
    </style:style>
    <style:style style:name="P28"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29" style:family="paragraph" style:parent-style-name="Standard" style:list-style-name="L5">
      <style:text-properties fo:color="#00ff00" style:font-name="Helvetica" fo:font-size="12pt" officeooo:paragraph-rsid="00597b1a" style:font-size-asian="12pt"/>
    </style:style>
    <style:style style:name="P30" style:family="paragraph" style:parent-style-name="Standard" style:list-style-name="L5">
      <style:text-properties fo:color="#d90b00" style:font-name="Helvetica" fo:font-size="12pt" officeooo:paragraph-rsid="00597b1a" style:font-size-asian="12pt"/>
    </style:style>
    <style:style style:name="P31" style:family="paragraph" style:parent-style-name="Standard" style:list-style-name="L5">
      <style:text-properties fo:color="#ff5308" style:font-name="Helvetica" fo:font-size="12pt" officeooo:paragraph-rsid="00597b1a" style:font-size-asian="12pt"/>
    </style:style>
    <style:style style:name="P32" style:family="paragraph" style:parent-style-name="Standard" style:list-style-name="L5">
      <style:text-properties fo:color="#003dcc" style:font-name="Helvetica" fo:font-size="12pt" officeooo:paragraph-rsid="00597b1a" style:font-size-asian="12pt"/>
    </style:style>
    <style:style style:name="P33" style:family="paragraph" style:parent-style-name="Standard" style:list-style-name="L5">
      <style:text-properties fo:color="#ff00ff" style:font-name="Helvetica" fo:font-size="12pt" officeooo:rsid="005c92b3" officeooo:paragraph-rsid="00597b1a" style:font-size-asian="12pt"/>
    </style:style>
    <style:style style:name="P34" style:family="paragraph" style:parent-style-name="Heading" style:list-style-name="L1"/>
    <style:style style:name="P35" style:family="paragraph" style:parent-style-name="Heading" style:list-style-name="L1">
      <style:text-properties officeooo:rsid="0050a607" officeooo:paragraph-rsid="0050a607"/>
    </style:style>
    <style:style style:name="P36" style:family="paragraph" style:parent-style-name="Heading" style:list-style-name="L1">
      <style:text-properties fo:font-style="italic" style:font-style-asian="italic" style:font-style-complex="italic"/>
    </style:style>
    <style:style style:name="P37" style:family="paragraph" style:parent-style-name="Heading" style:list-style-name="L3">
      <style:text-properties fo:font-style="italic" style:font-style-asian="italic" style:font-style-complex="italic"/>
    </style:style>
    <style:style style:name="P38" style:family="paragraph" style:parent-style-name="Heading" style:list-style-name="L3">
      <style:text-properties fo:font-style="italic" officeooo:rsid="005276bc" officeooo:paragraph-rsid="005276bc" style:font-style-asian="italic" style:font-style-complex="italic"/>
    </style:style>
    <style:style style:name="P39" style:family="paragraph" style:parent-style-name="Text_20_body" style:list-style-name="L1"/>
    <style:style style:name="P40" style:family="paragraph" style:parent-style-name="Text_20_body" style:list-style-name="L1">
      <style:text-properties officeooo:rsid="0050a607" officeooo:paragraph-rsid="0050a607"/>
    </style:style>
    <style:style style:name="P41" style:family="paragraph" style:parent-style-name="Text_20_body" style:list-style-name="L1">
      <style:text-properties fo:font-style="italic" officeooo:rsid="00517348" officeooo:paragraph-rsid="00517348" style:font-style-asian="italic" style:font-style-complex="italic"/>
    </style:style>
    <style:style style:name="P42" style:family="paragraph" style:parent-style-name="Text_20_body" style:list-style-name="L1">
      <style:text-properties officeooo:rsid="00517348" officeooo:paragraph-rsid="00517348"/>
    </style:style>
    <style:style style:name="P43" style:family="paragraph" style:parent-style-name="Text_20_body" style:list-style-name="L1">
      <style:text-properties officeooo:rsid="005292cc" officeooo:paragraph-rsid="005292cc"/>
    </style:style>
    <style:style style:name="P44" style:family="paragraph" style:parent-style-name="Text_20_body" style:list-style-name="L2"/>
    <style:style style:name="P45" style:family="paragraph" style:parent-style-name="Text_20_body" style:list-style-name="L3">
      <style:text-properties officeooo:paragraph-rsid="00580a5d"/>
    </style:style>
    <style:style style:name="P46" style:family="paragraph" style:parent-style-name="Text_20_body" style:list-style-name="L3">
      <style:text-properties officeooo:rsid="005276bc" officeooo:paragraph-rsid="005276bc"/>
    </style:style>
    <style:style style:name="P47" style:family="paragraph" style:parent-style-name="Text_20_body" style:list-style-name="L4">
      <style:text-properties officeooo:rsid="00780db7" officeooo:paragraph-rsid="005972cc"/>
    </style:style>
    <style:style style:name="P48" style:family="paragraph" style:parent-style-name="Heading_20_2">
      <style:text-properties officeooo:paragraph-rsid="0050a607"/>
    </style:style>
    <style:style style:name="P49" style:family="paragraph" style:parent-style-name="Heading_20_1">
      <style:text-properties officeooo:rsid="003b554f"/>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29af8"/>
    </style:style>
    <style:style style:name="T21" style:family="text">
      <style:text-properties officeooo:rsid="006487d0"/>
    </style:style>
    <style:style style:name="T22" style:family="text">
      <style:text-properties style:text-position="super 58%"/>
    </style:style>
    <style:style style:name="T23" style:family="text">
      <style:text-properties officeooo:rsid="00663f53"/>
    </style:style>
    <style:style style:name="T24" style:family="text">
      <style:text-properties officeooo:rsid="0068456a"/>
    </style:style>
    <style:style style:name="T25" style:family="text">
      <style:text-properties officeooo:rsid="0072d2b1"/>
    </style:style>
    <style:style style:name="T26" style:family="text">
      <style:text-properties officeooo:rsid="00738973"/>
    </style:style>
    <style:style style:name="T27" style:family="text">
      <style:text-properties fo:font-style="italic" style:font-style-asian="italic" style:font-style-complex="italic"/>
    </style:style>
    <style:style style:name="T28" style:family="text">
      <style:text-properties fo:font-style="italic" officeooo:rsid="005276bc" style:font-style-asian="italic" style:font-style-complex="italic"/>
    </style:style>
    <style:style style:name="T29" style:family="text">
      <style:text-properties officeooo:rsid="007b09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VERSION 2C</text:h>
      <text:p text:style-name="P27">July 27<text:span text:style-name="T22">th</text:span> Douglas Selph</text:p>
      <text:h text:style-name="P48" text:outline-level="2"><text:span text:style-name="T8">1.0 </text:span>APP</text:h>
      <text:list xml:id="list2736856660" text:style-name="L1">
        <text:list-header>
          <text:p text:style-name="P35">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83744306942263" text:continue-numbering="true" text:style-name="L1">
        <text:list-header>
          <text:p text:style-name="P34"><text:span text:style-name="T28">1.2 </text:span><text:span text:style-name="T27">If ZIP code is entered, auto populate city and state</text:span></text:p>
          <text:p text:style-name="P40">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3">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83743421792419" text:continue-numbering="true" text:style-name="L1">
        <text:list-header>
          <text:p text:style-name="P36"><text:span text:style-name="T8">1.3 I</text:span>ntegrate ACRA into APP (crash detection)</text:p>
          <text:p text:style-name="P41">See ACRASupport library from studioSC.<text:line-break/><text:span text:style-name="T26">Did custom logger instead. ACRA server side was a bust.</text:span></text:p>
          <text:p text:style-name="P36"><text:span text:style-name="T8">1.4 </text:span>Add notes <text:span text:style-name="T7">to pictures</text:span></text:p>
          <text:p text:style-name="P39">Add notes section to each picture so technician can communicate what the picture is if needed.</text:p>
          <text:p text:style-name="P42">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43">The notes will simply be displayed beneath each picture on the confirmation screen and on the server.</text:p>
          <text:p text:style-name="P34"><text:span text:style-name="T8">1.</text:span>5 Error checking on various numbers *</text:p>
        </text:list-header>
      </text:list>
      <text:p text:style-name="P3">If wrong # of digits is entered prompt the technician to confirm correct #. <text:s/><text:span text:style-name="T24">Se</text:span>e <text:span text:style-name="T17">the following</text:span> list <text:soft-page-break/>to clean up what the list look like <text:span text:style-name="T17">as the</text:span> clients have requested additional #'s. Correct # of digits are: </text:p>
      <text:list xml:id="list3591026496" text:style-name="L2">
        <text:list-item>
          <text:p text:style-name="P44">Digital Fleet - serial # = 8 digits <text:s/>IMEI # = remove serial # as they do not need that anymore</text:p>
        </text:list-item>
        <text:list-item>
          <text:p text:style-name="P44">Smart Witness - serial # = 12 <text:s/>IMEI # = this should be MEID # = 15 <text:s text:c="2"/>SIM # = 20 and DRID # = 12</text:p>
        </text:list-item>
        <text:list-item>
          <text:p text:style-name="P44">Fed Ex - Mobileye # = 10, all others same as smart witness</text:p>
        </text:list-item>
        <text:list-item>
          <text:p text:style-name="P44">Five Cubits - meid # = 14, OBC serial # = 9, mobile # = 10, IMEI # = 15</text:p>
        </text:list-item>
      </text:list>
      <text:p text:style-name="P3">Implementation Notes: will need custom input handler to cover all these special cases.</text:p>
      <text:p text:style-name="P23">1.6 Display truck number <text:span text:style-name="T16">list *</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3">1.7 Add Status of Install option *</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pan text:style-name="T8">2.0 </text:span>SERVER</text:h>
      <text:list xml:id="list3471315381" text:style-name="L3">
        <text:list-header>
          <text:p text:style-name="P37"><text:span text:style-name="T8">2.1 </text:span>Provide a way to deactivate a project once it is done.</text:p>
          <text:p text:style-name="P46">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38">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text:span><text:soft-page-break/><text:span text:style-name="T1">Instead I will have to break that up into several calls: getCompany(), getCity(), and getAddress(), where the after the address ID is looked up, will return the appropriate bit.</text:span></text:p>
      <text:list xml:id="list183743702703796" text:continue-numbering="true" text:style-name="L3">
        <text:list-header>
          <text:p text:style-name="P38">2.3 Better navigation ability on the server</text:p>
          <text:p text:style-name="P45">The title always goes to the front page. Perhaps some deep entries should go up just one level.</text:p>
        </text:list-header>
      </text:list>
      <text:p text:style-name="P26"><text:bookmark-start text:name="__DdeLink__904_4246784550"/>2.4 <text:span text:style-name="T13">Require Login to accessing</text:span><text:bookmark-end text:name="__DdeLink__904_4246784550"/></text:p>
      <text:p text:style-name="P8">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8">A new screen will list the list of “client” logins that have been created with the ability to create new client logins. By default, none will exist. If a user logs as a client, they will have the additional ability to enter in new equipment.</text:p>
      <text:p text:style-name="P26"><text:bookmark-start text:name="__DdeLink__903_1009763852"/>2.5 <text:span text:style-name="T14">Project/Client association</text:span><text:bookmark-end text:name="__DdeLink__903_1009763852"/></text:p>
      <text:p text:style-name="P9">Projects will be associated now with exactly one client. The project screen will show which client the project is associated with. The client that is associated with a project can be edited on the Projects screen.</text:p>
      <text:p text:style-name="P24"><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28">I will try using HTML’s grid layout to display the equivalent of what I see. Will need to be able to specify the colors of each cell individually as well.</text:p>
      <text:p text:style-name="P24">2.<text:span text:style-name="T20">7</text:span> Entry Screen </text:p>
      <text:p text:style-name="P21">A new status column will be added. Color coded. <text:span text:style-name="T19">The “Notes” section will have details, if entered.</text:span></text:p>
      <text:p text:style-name="P23"><text:span text:style-name="T20">2.8</text:span> Work Order<text:span text:style-name="T14">s * 3</text:span></text:p>
      <text:p text:style-name="P14"><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2">2.<text:span text:style-name="T21">8</text:span>.1 <text:span text:style-name="T15">New Screen</text:span></text:p>
      <text:p text:style-name="P9">A new screen will show the work orders that have been imported. This table will have these columns:</text:p>
      <text:list xml:id="list3573220186" text:style-name="L4">
        <text:list-item>
          <text:p text:style-name="P47">Loc, Address, City, State, Zip</text:p>
        </text:list-item>
        <text:list-item>
          <text:p text:style-name="P47"><text:span text:style-name="T29">Unit # which is treated as </text:span>Truck #</text:p>
        </text:list-item>
        <text:list-item>
          <text:p text:style-name="P47"><text:soft-page-break/>License Number</text:p>
        </text:list-item>
        <text:list-item>
          <text:p text:style-name="P47">Project</text:p>
        </text:list-item>
      </text:list>
      <text:p text:style-name="P12">2.<text:span text:style-name="T21">8</text:span>.2 Import</text:p>
      <text:p text:style-name="P9">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can be specified. Which will also be associated with the current client login, if not admin. If no project is specified, this will be okay and can be assigned later.</text:span></text:p>
      <text:p text:style-name="P12">2.<text:span text:style-name="T21">8</text:span>.3 Color coding</text:p>
      <text:p text:style-name="P11">Each row of the work order will be color coded according to these scheme:</text:p>
      <text:list xml:id="list2618787280" text:style-name="L5">
        <text:list-item>
          <text:list>
            <text:list-item>
              <text:list>
                <text:list-item>
                  <text:p text:style-name="P29">Truck Complete</text:p>
                </text:list-item>
                <text:list-item>
                  <text:p text:style-name="P30">Truck Not Completed </text:p>
                </text:list-item>
                <text:list-item>
                  <text:p text:style-name="P31">Partial Install (notes section of what is missing) </text:p>
                </text:list-item>
                <text:list-item>
                  <text:p text:style-name="P32">Missing Truck</text:p>
                </text:list-item>
                <text:list-item>
                  <text:p text:style-name="P33">Needs Repair</text:p>
                  <text:p text:style-name="P33"/>
                </text:list-item>
              </text:list>
            </text:list-item>
          </text:list>
        </text:list-item>
      </text:list>
      <text:p text:style-name="P13">2.8.4 Push data out to APP</text:p>
      <text:p text:style-name="P10">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5">Technical note: A new<text:span text:style-name="T14"> work orders table, internally, will have Company ID, Project ID and Truck ID.</text:span></text:p>
      <text:p text:style-name="P25"/>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8-24T18:37:43.256197050</dc:date>
    <meta:editing-duration>P2DT19H23M16S</meta:editing-duration>
    <meta:editing-cycles>70</meta:editing-cycles>
    <meta:document-statistic meta:table-count="0" meta:image-count="0" meta:object-count="0" meta:page-count="4" meta:paragraph-count="68" meta:word-count="1232" meta:character-count="6723" meta:non-whitespace-character-count="5563"/>
  </office:meta>
</office:document-meta>
</file>